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c31f" officeooo:paragraph-rsid="001bc31f"/>
    </style:style>
    <style:style style:name="P2" style:family="paragraph" style:parent-style-name="Standard">
      <style:text-properties fo:font-size="14pt" fo:font-weight="bold" officeooo:rsid="001bc31f" officeooo:paragraph-rsid="001bc31f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 diphtongue</text:p>
      <text:p text:style-name="P1">3 3 3</text:p>
      <text:p text:style-name="P1">→ 3 présents</text:p>
      <text:p text:style-name="P1"><text:tab/>(indicatif, subjonctif, impératif)</text:p>
      <text:p text:style-name="P1"><text:tab/><text:tab/>(le gérondif (participe présent) n’est pas un présent)</text:p>
      <text:p text:style-name="P1">→ 3 premières personnes du singulier</text:p>
      <text:p text:style-name="P1">→ 3<text:span text:style-name="T1">e</text:span> personne du plurie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9:59:06.753000000</meta:creation-date>
    <dc:date>2018-12-10T10:06:41.415000000</dc:date>
    <meta:editing-duration>PT7M35S</meta:editing-duration>
    <meta:editing-cycles>1</meta:editing-cycles>
    <meta:document-statistic meta:table-count="0" meta:image-count="0" meta:object-count="0" meta:page-count="1" meta:paragraph-count="7" meta:word-count="30" meta:character-count="181" meta:non-whitespace-character-count="155"/>
    <meta:generator>LibreOffice/5.1.6.2$Windows_x86 LibreOffice_project/07ac168c60a517dba0f0d7bc7540f5afa45f0909</meta:generator>
  </office:meta>
</office:document-meta>
</file>